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text-properties fo:font-size="10pt" officeooo:rsid="001eeb06" officeooo:paragraph-rsid="001eeb06" style:font-size-asian="8.75pt" style:font-size-complex="10pt"/>
    </style:style>
    <style:style style:name="T1" style:family="text">
      <style:text-properties officeooo:rsid="0020dba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За допомогою даних які можна отримати за допомогою Slack API я планую зробити щось на подобі бота, який буде відповідати на питання, які вже були задані. Найбільше це підходить для каналу “programming”, де ставляться питання <text:span text:style-name="T1">пов'язані</text:span> із домашніми та лабораторними роботами. Тому в разі такої самої навчальної програми з курсу Основ програмування в наступних роках у студентів можуть <text:span text:style-name="T1">з'являтися</text:span> такі самі запитання. Як мінімум моя програма буде мати список запитань, які допоможуть покращити завдання лабораторних та домашніх робіт, щоб уникнути тих самих запитань. <text:span text:style-name="T1">Коротко, це буде працювати наступним чином: моє Slack App буде моніторити повідомлення каналу і якщо повідомлення буде запитанням, яке вже ставилось, бот буде пересилати готову відповідь із тегом(“равликом”) того хто поставив його. Крім цього, база запитань буде постійно оновлюватись із кожним новим запитанням. Це полегшить роботу викладачів, яким не потрібно буде черговий раз відповідати на одне і те саме запитання. Також я розгляну можливість застосування цього App до інших каналів Sla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7T20:43:07.868682368</meta:creation-date>
    <dc:date>2017-04-07T21:06:23.764287709</dc:date>
    <meta:editing-duration>PT2M55S</meta:editing-duration>
    <meta:editing-cycles>1</meta:editing-cycles>
    <meta:document-statistic meta:table-count="0" meta:image-count="0" meta:object-count="0" meta:page-count="1" meta:paragraph-count="1" meta:word-count="154" meta:character-count="1061" meta:non-whitespace-character-count="908"/>
    <meta:generator>LibreOffice/5.1.6.2$Linux_X86_64 LibreOffice_project/10m0$Build-2</meta:generator>
  </office:meta>
</office:document-meta>
</file>